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fe106"/>
    </style:style>
    <style:style style:name="P2" style:family="paragraph" style:parent-style-name="Heading_20_1">
      <style:paragraph-properties fo:break-before="page"/>
      <style:text-properties officeooo:paragraph-rsid="00206a34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top="0in" fo:margin-bottom="0in" style:contextual-spacing="false"/>
      <style:text-properties style:font-name="Liberation Mono"/>
    </style:style>
    <style:style style:name="P8" style:family="paragraph" style:parent-style-name="Text_20_body">
      <style:paragraph-properties fo:margin-top="0in" fo:margin-bottom="0.0201in" style:contextual-spacing="false"/>
      <style:text-properties style:font-name="Liberation Mono" officeooo:paragraph-rsid="001fe106"/>
    </style:style>
    <style:style style:name="P9" style:family="paragraph" style:parent-style-name="Text_20_body">
      <style:paragraph-properties fo:margin-top="0in" fo:margin-bottom="0.0201in" style:contextual-spacing="false"/>
      <style:text-properties style:font-name="Liberation Mono" officeooo:paragraph-rsid="00206a34"/>
    </style:style>
    <style:style style:name="P10" style:family="paragraph" style:parent-style-name="Text_20_body">
      <style:paragraph-properties fo:margin-top="0in" fo:margin-bottom="0.0201in" style:contextual-spacing="false"/>
      <style:text-properties style:font-name="Liberation Serif" officeooo:paragraph-rsid="00206a34"/>
    </style:style>
    <style:style style:name="P11" style:family="paragraph" style:parent-style-name="Text_20_body">
      <style:paragraph-properties fo:margin-top="0in" fo:margin-bottom="0.0201in" style:contextual-spacing="false"/>
      <style:text-properties style:font-name="Liberation Serif" fo:font-style="italic" officeooo:paragraph-rsid="00206a34" style:font-style-asian="italic" style:font-style-complex="italic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6a3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593. Split a String Into the Max Number of Unique Substrings</text:h>
      <text:p text:style-name="P5">Given a string <text:span text:style-name="Source_20_Text"><text:span text:style-name="T1">s</text:span></text:span><text:span text:style-name="Variable"><text:span text:style-name="T2">,</text:span></text:span> return <text:span text:style-name="Emphasis"><text:span text:style-name="T2">the maximum number of unique substrings that the given string can be split into</text:span></text:span>.</text:p>
      <text:p text:style-name="P5">You can split string <text:span text:style-name="Source_20_Text"><text:span text:style-name="T1">s</text:span></text:span> into any list of <text:span text:style-name="Strong_20_Emphasis"><text:span text:style-name="T2">non-empty substrings</text:span></text:span>, where the concatenation of the substrings forms the original string. However, you must split the substrings such that all of them are <text:span text:style-name="Strong_20_Emphasis"><text:span text:style-name="T2">unique</text:span></text:span>.</text:p>
      <text:p text:style-name="P5">A <text:span text:style-name="Strong_20_Emphasis"><text:span text:style-name="T2">substring</text:span></text:span> is a contiguous sequence of characters within a string.</text:p>
      <text:p text:style-name="P5"> </text:p>
      <text:p text:style-name="P5"><text:span text:style-name="Strong_20_Emphasis"><text:span text:style-name="T2">Example 1:</text:span></text:span></text:p>
      <text:p text:style-name="P4"><text:span text:style-name="Strong_20_Emphasis"><text:span text:style-name="T2">Input:</text:span></text:span> s = "ababccc"</text:p>
      <text:p text:style-name="P4"><text:span text:style-name="Strong_20_Emphasis"><text:span text:style-name="T2">Output:</text:span></text:span> 5</text:p>
      <text:p text:style-name="P3"><text:span text:style-name="Strong_20_Emphasis"><text:span text:style-name="T2">Explanation</text:span></text:span>: One way to split maximally is ['a', 'b', 'ab', 'c', 'cc']. Splitting like ['a', 'b', 'a', 'b', 'c', 'cc'] is not valid as you have 'a' and 'b' multiple times.</text:p>
      <text:p text:style-name="P5"><text:span text:style-name="Strong_20_Emphasis"><text:span text:style-name="T2">Example 2:</text:span></text:span></text:p>
      <text:p text:style-name="P4"><text:span text:style-name="Strong_20_Emphasis"><text:span text:style-name="T2">Input:</text:span></text:span> s = "aba"</text:p>
      <text:p text:style-name="P4"><text:span text:style-name="Strong_20_Emphasis"><text:span text:style-name="T2">Output:</text:span></text:span> 2</text:p>
      <text:p text:style-name="P3"><text:span text:style-name="Strong_20_Emphasis"><text:span text:style-name="T2">Explanation</text:span></text:span>: One way to split maximally is ['a', 'ba'].</text:p>
      <text:p text:style-name="P5"><text:span text:style-name="Strong_20_Emphasis"><text:span text:style-name="T2">Example 3:</text:span></text:span></text:p>
      <text:p text:style-name="P4"><text:span text:style-name="Strong_20_Emphasis"><text:span text:style-name="T2">Input:</text:span></text:span> s = "aa"</text:p>
      <text:p text:style-name="P4"><text:span text:style-name="Strong_20_Emphasis"><text:span text:style-name="T2">Output:</text:span></text:span> 1</text:p>
      <text:p text:style-name="P3"><text:span text:style-name="Strong_20_Emphasis"><text:span text:style-name="T2">Explanation</text:span></text:span>: It is impossible to split the string any further.</text:p>
      <text:p text:style-name="P5"> </text:p>
      <text:p text:style-name="P5"><text:span text:style-name="Strong_20_Emphasis"><text:span text:style-name="T2">Constraints:</text:span></text:span></text:p>
      <text:list text:style-name="L1">
        <text:list-item>
          <text:p text:style-name="P6"><text:span text:style-name="Source_20_Text"><text:span text:style-name="T1">1 &lt;= s.length &lt;= 16</text:span></text:span></text:p>
        </text:list-item>
        <text:list-item>
          <text:p text:style-name="P6"><text:span text:style-name="Source_20_Text"><text:span text:style-name="T1">s</text:span></text:span> contains only lower case English letters.</text:p>
        </text:list-item>
      </text:list>
      <text:p text:style-name="Text_20_body"/>
      <text:h text:style-name="P1" text:outline-level="1">1593. Split a String Into the Max Number of Unique Substrings</text:h>
      <text:p text:style-name="P7">/*</text:p>
      <text:p text:style-name="P7"><text:s text:c="3"/><text:span text:style-name="T3"><text:s/>Greedy: Doesn't work</text:span></text:p>
      <text:p text:style-name="P7"><text:s text:c="4"/>Counter example: "wwwzfvedwfvhsww"</text:p>
      <text:p text:style-name="P7">*/</text:p>
      <text:p text:style-name="P7">class Solution {</text:p>
      <text:p text:style-name="P7"><text:s text:c="4"/>public:</text:p>
      <text:p text:style-name="P7"><text:s text:c="8"/>int maxUniqueSplit(std::string s){</text:p>
      <text:p text:style-name="P7"><text:s text:c="12"/>int n=s.size();</text:p>
      <text:p text:style-name="P7"><text:s text:c="12"/>std::string sub="";</text:p>
      <text:p text:style-name="P7"><text:s text:c="12"/>int i=0;</text:p>
      <text:p text:style-name="P7"><text:s text:c="12"/>std::unordered_map&lt;std::string,bool&gt; list;</text:p>
      <text:p text:style-name="P7"><text:s text:c="12"/>while(i&lt;n){</text:p>
      <text:p text:style-name="P7"><text:s text:c="16"/>sub+=s[i];</text:p>
      <text:p text:style-name="P7"><text:s text:c="16"/>if(list.find(sub)==list.end()) list[sub]=true,i++;</text:p>
      <text:p text:style-name="P7"><text:s text:c="16"/>else{</text:p>
      <text:p text:style-name="P7"><text:s text:c="20"/>int j=i+1;</text:p>
      <text:p text:style-name="P7"><text:s text:c="20"/>while(j&lt;n &amp;&amp; list.find(sub)!=list.end()){</text:p>
      <text:p text:style-name="P7"><text:s text:c="24"/>sub+=s[j];</text:p>
      <text:p text:style-name="P7"><text:s text:c="24"/>j++;</text:p>
      <text:p text:style-name="P7"><text:s text:c="20"/>}</text:p>
      <text:p text:style-name="P7"><text:s text:c="20"/>list[sub]=true;</text:p>
      <text:p text:style-name="P7"><text:s text:c="20"/>i=j;</text:p>
      <text:p text:style-name="P7"><text:s text:c="16"/>}</text:p>
      <text:p text:style-name="P7"><text:s text:c="16"/>sub="";</text:p>
      <text:p text:style-name="P7"><text:s text:c="12"/>}</text:p>
      <text:p text:style-name="P7"><text:s text:c="12"/></text:p>
      <text:p text:style-name="P7"><text:s text:c="12"/>return list.size();</text:p>
      <text:p text:style-name="P7"><text:s text:c="8"/>}</text:p>
      <text:p text:style-name="P7">};</text:p>
      <text:h text:style-name="P1" text:outline-level="1">1593. Split a String Into the Max Number of Unique Substrings</text:h>
      <text:p text:style-name="P8">/*</text:p>
      <text:p text:style-name="P8"><text:s text:c="4"/><text:span text:style-name="T3">Backtracking</text:span></text:p>
      <text:p text:style-name="P8"><text:s text:c="4"/>Time complexity: <draw:frame draw:style-name="fr1" draw:name="Object1" text:anchor-type="as-char" svg:y="-0.2161in" svg:width="0.8189in" svg:height="0.276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 text:c="4"/>Space complexity: <draw:frame draw:style-name="fr1" draw:name="Object2" text:anchor-type="as-char" svg:y="-0.1909in" svg:width="0.5752in" svg:height="0.251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*/</text:p>
      <text:p text:style-name="P8">class Solution {</text:p>
      <text:p text:style-name="P8">public:</text:p>
      <text:p text:style-name="P8"><text:s text:c="4"/>int maxUniqueSplit(std::string s){</text:p>
      <text:p text:style-name="P8"><text:s text:c="8"/>int n=s.size();</text:p>
      <text:p text:style-name="P8"><text:s text:c="8"/>std::unordered_map&lt;std::string,bool&gt; list;</text:p>
      <text:p text:style-name="P8"/>
      <text:p text:style-name="P8"><text:s text:c="8"/>auto solve=[&amp;](int start,auto&amp; self)-&gt;int{</text:p>
      <text:p text:style-name="P8"><text:s text:c="12"/>if(start==n) return 0;</text:p>
      <text:p text:style-name="P8"><text:s text:c="12"/>int ans=0;</text:p>
      <text:p text:style-name="P8"><text:s text:c="12"/>for(int end=start+1;end&lt;=n;++end){</text:p>
      <text:p text:style-name="P8"><text:s text:c="16"/>std::string sub=s.substr(start,end-start);</text:p>
      <text:p text:style-name="P8"><text:s text:c="16"/>if(!list[sub]){</text:p>
      <text:p text:style-name="P8"><text:s text:c="20"/>list[sub]=true;</text:p>
      <text:p text:style-name="P8"><text:s text:c="20"/>ans=std::max(ans,1+self(end,self));</text:p>
      <text:p text:style-name="P8"><text:s text:c="20"/>list[sub]=false;</text:p>
      <text:p text:style-name="P8"><text:s text:c="16"/>}</text:p>
      <text:p text:style-name="P8"><text:s text:c="12"/>}</text:p>
      <text:p text:style-name="P8"><text:s text:c="12"/>return ans;</text:p>
      <text:p text:style-name="P8"><text:s text:c="8"/>};</text:p>
      <text:p text:style-name="P8"/>
      <text:p text:style-name="P8"><text:s text:c="8"/>return solve(0,solve);</text:p>
      <text:p text:style-name="P8"><text:s text:c="4"/>}</text:p>
      <text:p text:style-name="P8">};</text:p>
      <text:h text:style-name="P2" text:outline-level="1">1593. Split a String Into the Max Number of Unique Substrings</text:h>
      <text:p text:style-name="P10">/*</text:p>
      <text:p text:style-name="P10"><text:s text:c="4"/>Backtracking+pruning</text:p>
      <text:p text:style-name="P10"><text:s text:c="4"/>Time complexity: O(n.2^n)</text:p>
      <text:p text:style-name="P10"><text:s text:c="4"/>Space complexity: O(n)</text:p>
      <text:p text:style-name="P10">*/</text:p>
      <text:p text:style-name="P10">class Solution {</text:p>
      <text:p text:style-name="P10"><text:s text:c="4"/>public:</text:p>
      <text:p text:style-name="P10"><text:s text:c="8"/>int maxUniqueSplit(std::string s){</text:p>
      <text:p text:style-name="P10"><text:s text:c="12"/>int n=s.size();</text:p>
      <text:p text:style-name="P10"><text:s text:c="12"/>std::unordered_map&lt;std::string,bool&gt; list;</text:p>
      <text:p text:style-name="P10"><text:s text:c="12"/>int ans=0;</text:p>
      <text:p text:style-name="P10"/>
      <text:p text:style-name="P10"><text:s text:c="12"/>auto solve=[&amp;](int start,int count,auto&amp; self)-&gt;void{</text:p>
      <text:p text:style-name="P10"><text:s text:c="15"/><text:span text:style-name="T5"><text:s/>// Prune: If the current count plus remaining characters can't exceed</text:span></text:p>
      <text:p text:style-name="P11"><text:s text:c="16"/>// No need to go further</text:p>
      <text:p text:style-name="P10"><text:s text:c="16"/>if(count+(n-start)&lt;=ans) return;</text:p>
      <text:p text:style-name="P10"/>
      <text:p text:style-name="P10"><text:s text:c="16"/>if(start==n) ans=std::max(ans,count);</text:p>
      <text:p text:style-name="P10"/>
      <text:p text:style-name="P10"><text:s text:c="16"/>for(int end=start+1;end&lt;=n;++end){</text:p>
      <text:p text:style-name="P10"><text:s text:c="20"/>std::string sub=s.substr(start,end-start);</text:p>
      <text:p text:style-name="P10"><text:s text:c="20"/>if(!list[sub]){</text:p>
      <text:p text:style-name="P10"><text:s text:c="24"/>list[sub]=true;</text:p>
      <text:p text:style-name="P10"><text:s text:c="24"/>self(end,count+1,self);</text:p>
      <text:p text:style-name="P10"><text:s text:c="24"/>list[sub]=false;</text:p>
      <text:p text:style-name="P10"><text:s text:c="20"/>}</text:p>
      <text:p text:style-name="P10"><text:s text:c="16"/>}</text:p>
      <text:p text:style-name="P10"><text:s text:c="12"/>};</text:p>
      <text:p text:style-name="P10"/>
      <text:p text:style-name="P10"><text:s text:c="12"/>solve(0,0,solve);</text:p>
      <text:p text:style-name="P10"><text:s text:c="12"/>return ans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0:39:10.488421431</meta:creation-date>
    <dc:date>2024-10-21T22:06:09.446607459</dc:date>
    <meta:editing-duration>PT1H16M29S</meta:editing-duration>
    <meta:editing-cycles>3</meta:editing-cycles>
    <meta:generator>LibreOffice/24.2.6.2$Linux_X86_64 LibreOffice_project/420$Build-2</meta:generator>
    <meta:print-date>2024-10-21T20:59:19.257472934</meta:print-date>
    <meta:printed-by>PDF files</meta:printed-by>
    <meta:document-statistic meta:table-count="0" meta:image-count="0" meta:object-count="2" meta:page-count="4" meta:paragraph-count="109" meta:word-count="351" meta:character-count="3438" meta:non-whitespace-character-count="2266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n</mi>
            <msup>
              <mn>.2</mn>
              <mi>n</mi>
            </msup>
          </mrow>
        </mrow>
        <mo fence="true" form="postfix" stretchy="false">)</mo>
      </mrow>
    </mrow>
    <annotation encoding="StarMath 5.0">O(n.2^n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